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47">
            <text:p>747</text:p>
          </table:table-cell>
          <table:table-cell office:value-type="float" office:value="740">
            <text:p>740</text:p>
          </table:table-cell>
          <table:table-cell table:formula="of:=ABS([.I1]-[.H1])/[.H1]" office:value-type="float" office:value="0.00937081659973226">
            <text:p>0.0093708166</text:p>
          </table:table-cell>
          <table:table-cell/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8">
            <text:p>978</text:p>
          </table:table-cell>
          <table:table-cell table:formula="of:=ABS([.I2]-[.H2])/[.H2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672">
            <text:p>672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42]" office:value-type="float" office:value="1">
            <text:p>1</text:p>
          </table:table-cell>
          <table:table-cell table:formula="of:=[.$J42]" office:value-type="float" office:value="0.00842675630582925">
            <text:p>0.0084267563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0714783795679155">
            <text:p>0.007147838</text:p>
          </table:table-cell>
          <table:table-cell table:formula="of:=[.$F126]" office:value-type="float" office:value="1">
            <text:p>1</text:p>
          </table:table-cell>
          <table:table-cell table:formula="of:=[.$J126]" office:value-type="float" office:value="0.0175040661557858">
            <text:p>0.0175040662</text:p>
          </table:table-cell>
          <table:table-cell table:formula="of:=[.$F158]" office:value-type="float" office:value="0.560975609756098">
            <text:p>0.5609756098</text:p>
          </table:table-cell>
          <table:table-cell table:formula="of:=[.$J158]" office:value-type="float" office:value="0.181299871409779">
            <text:p>0.1812998714</text:p>
          </table:table-cell>
          <table:table-cell table:formula="of:=[.$F164]" office:value-type="float" office:value="0.8">
            <text:p>0.8</text:p>
          </table:table-cell>
          <table:table-cell table:formula="of:=[.$J164]" office:value-type="float" office:value="0.189776592216969">
            <text:p>0.1897765922</text:p>
          </table:table-cell>
          <table:table-cell table:formula="of:=[.$F170]" office:value-type="float" office:value="0.6">
            <text:p>0.6</text:p>
          </table:table-cell>
          <table:table-cell table:formula="of:=[.$J170]" office:value-type="float" office:value="0.240350047576483">
            <text:p>0.2403500476</text:p>
          </table:table-cell>
          <table:table-cell table:formula="of:=[.$F176]" office:value-type="float" office:value="0.6">
            <text:p>0.6</text:p>
          </table:table-cell>
          <table:table-cell table:formula="of:=[.$J176]" office:value-type="float" office:value="0.450183931891515">
            <text:p>0.4501839319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9">
            <text:p>899</text:p>
          </table:table-cell>
          <table:table-cell table:formula="of:=ABS([.I4]-[.H4])/[.H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9">
            <text:p>869</text:p>
          </table:table-cell>
          <table:table-cell office:value-type="float" office:value="849">
            <text:p>849</text:p>
          </table:table-cell>
          <table:table-cell table:formula="of:=ABS([.I5]-[.H5])/[.H5]" office:value-type="float" office:value="0.0230149597238205">
            <text:p>0.02301495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2">
            <text:p>1042</text:p>
          </table:table-cell>
          <table:table-cell office:value-type="float" office:value="1034">
            <text:p>1034</text:p>
          </table:table-cell>
          <table:table-cell table:formula="of:=ABS([.I6]-[.H6])/[.H6]" office:value-type="float" office:value="0.00767754318618042">
            <text:p>0.00767754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7">
            <text:p>1007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41">
            <text:p>1141</text:p>
          </table:table-cell>
          <table:table-cell office:value-type="float" office:value="1086">
            <text:p>1086</text:p>
          </table:table-cell>
          <table:table-cell table:formula="of:=ABS([.I8]-[.H8])/[.H8]" office:value-type="float" office:value="0.0482033304119194">
            <text:p>0.04820333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9">
            <text:p>929</text:p>
          </table:table-cell>
          <table:table-cell table:formula="of:=ABS([.I9]-[.H9])/[.H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46">
            <text:p>846</text:p>
          </table:table-cell>
          <table:table-cell office:value-type="float" office:value="841">
            <text:p>841</text:p>
          </table:table-cell>
          <table:table-cell table:formula="of:=ABS([.I10]-[.H10])/[.H10]" office:value-type="float" office:value="0.00591016548463357">
            <text:p>0.00591016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83">
            <text:p>883</text:p>
          </table:table-cell>
          <table:table-cell office:value-type="float" office:value="867">
            <text:p>867</text:p>
          </table:table-cell>
          <table:table-cell table:formula="of:=ABS([.I11]-[.H11])/[.H11]" office:value-type="float" office:value="0.0181200453001133">
            <text:p>0.01812004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28">
            <text:p>1228</text:p>
          </table:table-cell>
          <table:table-cell office:value-type="float" office:value="1198">
            <text:p>1198</text:p>
          </table:table-cell>
          <table:table-cell table:formula="of:=ABS([.I12]-[.H12])/[.H12]" office:value-type="float" office:value="0.0244299674267101">
            <text:p>0.02442996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9">
            <text:p>102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87">
            <text:p>787</text:p>
          </table:table-cell>
          <table:table-cell office:value-type="float" office:value="778">
            <text:p>778</text:p>
          </table:table-cell>
          <table:table-cell table:formula="of:=ABS([.I14]-[.H14])/[.H14]" office:value-type="float" office:value="0.01143583227446">
            <text:p>0.01143583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57">
            <text:p>957</text:p>
          </table:table-cell>
          <table:table-cell table:formula="of:=ABS([.I15]-[.H15])/[.H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6">
            <text:p>1046</text:p>
          </table:table-cell>
          <table:table-cell office:value-type="float" office:value="1045">
            <text:p>1045</text:p>
          </table:table-cell>
          <table:table-cell table:formula="of:=ABS([.I16]-[.H16])/[.H16]" office:value-type="float" office:value="0.000956022944550669">
            <text:p>0.00095602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90">
            <text:p>590</text:p>
          </table:table-cell>
          <table:table-cell office:value-type="float" office:value="580">
            <text:p>580</text:p>
          </table:table-cell>
          <table:table-cell table:formula="of:=ABS([.I17]-[.H17])/[.H17]" office:value-type="float" office:value="0.0169491525423729">
            <text:p>0.01694915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10">
            <text:p>1110</text:p>
          </table:table-cell>
          <table:table-cell office:value-type="float" office:value="1108">
            <text:p>1108</text:p>
          </table:table-cell>
          <table:table-cell table:formula="of:=ABS([.I18]-[.H18])/[.H18]" office:value-type="float" office:value="0.0018018018018018">
            <text:p>0.00180180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4">
            <text:p>854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  <table:table-cell office:value-type="float" office:value="838">
            <text:p>838</text:p>
          </table:table-cell>
          <table:table-cell table:formula="of:=ABS([.I20]-[.H20])/[.H20]" office:value-type="float" office:value="0.0175849941383353">
            <text:p>0.01758499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1">
            <text:p>851</text:p>
          </table:table-cell>
          <table:table-cell table:formula="of:=ABS([.I21]-[.H21])/[.H21]" office:value-type="float" office:value="0.00467836257309942">
            <text:p>0.00467836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86">
            <text:p>886</text:p>
          </table:table-cell>
          <table:table-cell table:formula="of:=ABS([.I22]-[.H22])/[.H22]" office:value-type="float" office:value="0.0253025302530253">
            <text:p>0.02530253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24]-[.H24])/[.H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32">
            <text:p>1032</text:p>
          </table:table-cell>
          <table:table-cell table:formula="of:=ABS([.I25]-[.H25])/[.H25]" office:value-type="float" office:value="0.0309859154929577">
            <text:p>0.03098591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26]-[.H26])/[.H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27]-[.H27])/[.H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28]-[.H28])/[.H28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29]-[.H29])/[.H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table:formula="of:=ABS([.I30]-[.H30])/[.H30]" office:value-type="float" office:value="0.00431499460625674">
            <text:p>0.00431499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31]-[.H31])/[.H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32]-[.H32])/[.H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33]-[.H33])/[.H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34]-[.H34])/[.H34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35]-[.H35])/[.H35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36]-[.H36])/[.H36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996">
            <text:p>996</text:p>
          </table:table-cell>
          <table:table-cell table:formula="of:=ABS([.I37]-[.H37])/[.H37]" office:value-type="float" office:value="0.0216110019646365">
            <text:p>0.0216110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36">
            <text:p>1136</text:p>
          </table:table-cell>
          <table:table-cell table:formula="of:=ABS([.I38]-[.H38])/[.H38]" office:value-type="float" office:value="0.0298889837745517">
            <text:p>0.02988898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125">
            <text:p>1125</text:p>
          </table:table-cell>
          <table:table-cell table:formula="of:=ABS([.I41]-[.H41])/[.H41]" office:value-type="float" office:value="0.00530503978779841">
            <text:p>0.005305039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3"/>
          <table:table-cell table:formula="of:=AVERAGE([.J1:.J41])" office:value-type="float" office:value="0.00842675630582925">
            <text:p>0.00842675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33">
            <text:p>633</text:p>
          </table:table-cell>
          <table:table-cell table:formula="of:=ABS([.I43]-[.H43])/[.H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office:value-type="float" office:value="819">
            <text:p>819</text:p>
          </table:table-cell>
          <table:table-cell table:formula="of:=ABS([.I44]-[.H44])/[.H44]" office:value-type="float" office:value="0.015625">
            <text:p>0.0156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1">
            <text:p>621</text:p>
          </table:table-cell>
          <table:table-cell office:value-type="float" office:value="591">
            <text:p>591</text:p>
          </table:table-cell>
          <table:table-cell table:formula="of:=ABS([.I45]-[.H45])/[.H45]" office:value-type="float" office:value="0.0483091787439614">
            <text:p>0.04830917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0">
            <text:p>830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7">
            <text:p>777</text:p>
          </table:table-cell>
          <table:table-cell table:formula="of:=ABS([.I47]-[.H47])/[.H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30">
            <text:p>1030</text:p>
          </table:table-cell>
          <table:table-cell table:formula="of:=ABS([.I48]-[.H48])/[.H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4">
            <text:p>864</text:p>
          </table:table-cell>
          <table:table-cell table:formula="of:=ABS([.I49]-[.H49])/[.H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1009">
            <text:p>1009</text:p>
          </table:table-cell>
          <table:table-cell table:formula="of:=ABS([.I50]-[.H50])/[.H50]" office:value-type="float" office:value="0.0426944971537002">
            <text:p>0.04269449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7">
            <text:p>907</text:p>
          </table:table-cell>
          <table:table-cell table:formula="of:=ABS([.I51]-[.H51])/[.H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4">
            <text:p>774</text:p>
          </table:table-cell>
          <table:table-cell table:formula="of:=ABS([.I52]-[.H52])/[.H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43">
            <text:p>743</text:p>
          </table:table-cell>
          <table:table-cell table:formula="of:=ABS([.I53]-[.H53])/[.H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98">
            <text:p>1198</text:p>
          </table:table-cell>
          <table:table-cell office:value-type="float" office:value="1196">
            <text:p>1196</text:p>
          </table:table-cell>
          <table:table-cell table:formula="of:=ABS([.I54]-[.H54])/[.H54]" office:value-type="float" office:value="0.00166944908180301">
            <text:p>0.00166944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5]-[.H55])/[.H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91">
            <text:p>691</text:p>
          </table:table-cell>
          <table:table-cell table:formula="of:=ABS([.I56]-[.H56])/[.H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1">
            <text:p>901</text:p>
          </table:table-cell>
          <table:table-cell table:formula="of:=ABS([.I57]-[.H57])/[.H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63">
            <text:p>963</text:p>
          </table:table-cell>
          <table:table-cell table:formula="of:=ABS([.I58]-[.H58])/[.H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62">
            <text:p>562</text:p>
          </table:table-cell>
          <table:table-cell office:value-type="float" office:value="551">
            <text:p>551</text:p>
          </table:table-cell>
          <table:table-cell table:formula="of:=ABS([.I59]-[.H59])/[.H59]" office:value-type="float" office:value="0.0195729537366548">
            <text:p>0.0195729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  <table:table-cell office:value-type="float" office:value="1060">
            <text:p>1060</text:p>
          </table:table-cell>
          <table:table-cell table:formula="of:=ABS([.I60]-[.H60])/[.H60]" office:value-type="float" office:value="0.000942507068803016">
            <text:p>0.00094250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1">
            <text:p>831</text:p>
          </table:table-cell>
          <table:table-cell table:formula="of:=ABS([.I61]-[.H61])/[.H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5">
            <text:p>775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69">
            <text:p>769</text:p>
          </table:table-cell>
          <table:table-cell table:formula="of:=ABS([.I63]-[.H63])/[.H63]" office:value-type="float" office:value="0.0351317440401506">
            <text:p>0.0351317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64]-[.H64])/[.H6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65]-[.H65])/[.H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66]-[.H66])/[.H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1015">
            <text:p>1015</text:p>
          </table:table-cell>
          <table:table-cell table:formula="of:=ABS([.I67]-[.H67])/[.H67]" office:value-type="float" office:value="0.0469483568075117">
            <text:p>0.04694835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68]-[.H68])/[.H6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98">
            <text:p>798</text:p>
          </table:table-cell>
          <table:table-cell table:formula="of:=ABS([.I69]-[.H69])/[.H69]" office:value-type="float" office:value="0.018450184501845">
            <text:p>0.01845018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70]-[.H70])/[.H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52">
            <text:p>752</text:p>
          </table:table-cell>
          <table:table-cell table:formula="of:=ABS([.I71]-[.H71])/[.H71]" office:value-type="float" office:value="0.011826544021025">
            <text:p>0.0118265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87">
            <text:p>787</text:p>
          </table:table-cell>
          <table:table-cell table:formula="of:=ABS([.I72]-[.H72])/[.H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73]-[.H73])/[.H7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74]-[.H74])/[.H7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75]-[.H75])/[.H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6]-[.H76])/[.H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4">
            <text:p>714</text:p>
          </table:table-cell>
          <table:table-cell table:formula="of:=ABS([.I77]-[.H77])/[.H7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78]-[.H78])/[.H7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79]-[.H79])/[.H7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78">
            <text:p>1078</text:p>
          </table:table-cell>
          <table:table-cell table:formula="of:=ABS([.I80]-[.H80])/[.H80]" office:value-type="float" office:value="0.0518909410729991">
            <text:p>0.05189094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81]-[.H81])/[.H8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82]-[.H82])/[.H8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83]-[.H83])/[.H8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3"/>
          <table:table-cell table:formula="of:=AVERAGE([.J43:.J83])" office:value-type="float" office:value="0.00714783795679155">
            <text:p>0.0071478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71">
            <text:p>571</text:p>
          </table:table-cell>
          <table:table-cell office:value-type="float" office:value="569">
            <text:p>569</text:p>
          </table:table-cell>
          <table:table-cell table:formula="of:=ABS([.I85]-[.H85])/[.H85]" office:value-type="float" office:value="0.00350262697022767">
            <text:p>0.0035026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59">
            <text:p>759</text:p>
          </table:table-cell>
          <table:table-cell table:formula="of:=ABS([.I86]-[.H86])/[.H8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69">
            <text:p>569</text:p>
          </table:table-cell>
          <table:table-cell table:formula="of:=ABS([.I87]-[.H87])/[.H8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35">
            <text:p>635</text:p>
          </table:table-cell>
          <table:table-cell table:formula="of:=ABS([.I88]-[.H88])/[.H88]" office:value-type="float" office:value="0.0756914119359534">
            <text:p>0.07569141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office:value-type="float" office:value="741">
            <text:p>741</text:p>
          </table:table-cell>
          <table:table-cell table:formula="of:=ABS([.I89]-[.H89])/[.H89]" office:value-type="float" office:value="0.0326370757180157">
            <text:p>0.0326370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7">
            <text:p>937</text:p>
          </table:table-cell>
          <table:table-cell table:formula="of:=ABS([.I90]-[.H90])/[.H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5">
            <text:p>715</text:p>
          </table:table-cell>
          <table:table-cell office:value-type="float" office:value="710">
            <text:p>710</text:p>
          </table:table-cell>
          <table:table-cell table:formula="of:=ABS([.I91]-[.H91])/[.H91]" office:value-type="float" office:value="0.00699300699300699">
            <text:p>0.0069930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54">
            <text:p>1054</text:p>
          </table:table-cell>
          <table:table-cell table:formula="of:=ABS([.I92]-[.H92])/[.H9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2">
            <text:p>842</text:p>
          </table:table-cell>
          <table:table-cell table:formula="of:=ABS([.I93]-[.H93])/[.H9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8">
            <text:p>748</text:p>
          </table:table-cell>
          <table:table-cell table:formula="of:=ABS([.I94]-[.H94])/[.H9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71">
            <text:p>671</text:p>
          </table:table-cell>
          <table:table-cell office:value-type="float" office:value="648">
            <text:p>648</text:p>
          </table:table-cell>
          <table:table-cell table:formula="of:=ABS([.I95]-[.H95])/[.H95]" office:value-type="float" office:value="0.0342771982116244">
            <text:p>0.03427719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  <table:table-cell office:value-type="float" office:value="1104">
            <text:p>1104</text:p>
          </table:table-cell>
          <table:table-cell table:formula="of:=ABS([.I96]-[.H96])/[.H96]" office:value-type="float" office:value="0.0238726790450928">
            <text:p>0.0238726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4">
            <text:p>944</text:p>
          </table:table-cell>
          <table:table-cell table:formula="of:=ABS([.I97]-[.H97])/[.H9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office:value-type="float" office:value="494">
            <text:p>494</text:p>
          </table:table-cell>
          <table:table-cell table:formula="of:=ABS([.I98]-[.H98])/[.H98]" office:value-type="float" office:value="0.0661625708884688">
            <text:p>0.0661625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01">
            <text:p>901</text:p>
          </table:table-cell>
          <table:table-cell table:formula="of:=ABS([.I99]-[.H99])/[.H9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61">
            <text:p>961</text:p>
          </table:table-cell>
          <table:table-cell table:formula="of:=ABS([.I100]-[.H100])/[.H10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499">
            <text:p>499</text:p>
          </table:table-cell>
          <table:table-cell table:formula="of:=ABS([.I101]-[.H101])/[.H101]" office:value-type="float" office:value="0.077634011090573">
            <text:p>0.0776340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31">
            <text:p>931</text:p>
          </table:table-cell>
          <table:table-cell office:value-type="float" office:value="910">
            <text:p>910</text:p>
          </table:table-cell>
          <table:table-cell table:formula="of:=ABS([.I102]-[.H102])/[.H102]" office:value-type="float" office:value="0.0225563909774436">
            <text:p>0.022556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01">
            <text:p>701</text:p>
          </table:table-cell>
          <table:table-cell office:value-type="float" office:value="699">
            <text:p>699</text:p>
          </table:table-cell>
          <table:table-cell table:formula="of:=ABS([.I103]-[.H103])/[.H103]" office:value-type="float" office:value="0.00285306704707561">
            <text:p>0.0028530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47">
            <text:p>647</text:p>
          </table:table-cell>
          <table:table-cell table:formula="of:=ABS([.I104]-[.H104])/[.H10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1">
            <text:p>741</text:p>
          </table:table-cell>
          <table:table-cell table:formula="of:=ABS([.I105]-[.H105])/[.H10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04">
            <text:p>804</text:p>
          </table:table-cell>
          <table:table-cell table:formula="of:=ABS([.I106]-[.H106])/[.H106]" office:value-type="float" office:value="0.0183150183150183">
            <text:p>0.01831501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42">
            <text:p>742</text:p>
          </table:table-cell>
          <table:table-cell table:formula="of:=ABS([.I107]-[.H107])/[.H107]" office:value-type="float" office:value="0.0701754385964912">
            <text:p>0.0701754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87">
            <text:p>687</text:p>
          </table:table-cell>
          <table:table-cell table:formula="of:=ABS([.I108]-[.H108])/[.H1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09]-[.H109])/[.H1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110]-[.H110])/[.H1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95">
            <text:p>695</text:p>
          </table:table-cell>
          <table:table-cell table:formula="of:=ABS([.I111]-[.H111])/[.H111]" office:value-type="float" office:value="0.0252454417952314">
            <text:p>0.02524544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112]-[.H112])/[.H1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33">
            <text:p>533</text:p>
          </table:table-cell>
          <table:table-cell table:formula="of:=ABS([.I113]-[.H113])/[.H1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25">
            <text:p>725</text:p>
          </table:table-cell>
          <table:table-cell table:formula="of:=ABS([.I114]-[.H114])/[.H1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18">
            <text:p>718</text:p>
          </table:table-cell>
          <table:table-cell table:formula="of:=ABS([.I115]-[.H115])/[.H115]" office:value-type="float" office:value="0.0284167794316644">
            <text:p>0.02841677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88">
            <text:p>788</text:p>
          </table:table-cell>
          <table:table-cell table:formula="of:=ABS([.I116]-[.H116])/[.H116]" office:value-type="float" office:value="0.0674556213017752">
            <text:p>0.06745562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117]-[.H117])/[.H1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118]-[.H118])/[.H1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3">
            <text:p>623</text:p>
          </table:table-cell>
          <table:table-cell table:formula="of:=ABS([.I119]-[.H119])/[.H1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4">
            <text:p>914</text:p>
          </table:table-cell>
          <table:table-cell table:formula="of:=ABS([.I121]-[.H121])/[.H1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20">
            <text:p>920</text:p>
          </table:table-cell>
          <table:table-cell table:formula="of:=ABS([.I122]-[.H122])/[.H122]" office:value-type="float" office:value="0.0744466800804829">
            <text:p>0.07444668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23]-[.H123])/[.H1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6">
            <text:p>746</text:p>
          </table:table-cell>
          <table:table-cell table:formula="of:=ABS([.I124]-[.H124])/[.H1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35">
            <text:p>835</text:p>
          </table:table-cell>
          <table:table-cell table:formula="of:=ABS([.I125]-[.H125])/[.H125]" office:value-type="float" office:value="0.087431693989071">
            <text:p>0.08743169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5:.D125]; &quot;T&quot;)" office:value-type="float" office:value="41">
            <text:p>41</text:p>
          </table:table-cell>
          <table:table-cell table:formula="of:=[.E126]/41" office:value-type="float" office:value="1">
            <text:p>1</text:p>
          </table:table-cell>
          <table:table-cell table:number-columns-repeated="3"/>
          <table:table-cell table:formula="of:=AVERAGE([.J85:.J125])" office:value-type="float" office:value="0.0175040661557858">
            <text:p>0.01750406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10">
            <text:p>510</text:p>
          </table:table-cell>
          <table:table-cell office:value-type="float" office:value="464">
            <text:p>464</text:p>
          </table:table-cell>
          <table:table-cell table:formula="of:=ABS([.I127]-[.H127])/[.H127]" office:value-type="float" office:value="0.0901960784313726">
            <text:p>0.09019607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99">
            <text:p>699</text:p>
          </table:table-cell>
          <table:table-cell office:value-type="float" office:value="679">
            <text:p>679</text:p>
          </table:table-cell>
          <table:table-cell table:formula="of:=ABS([.I128]-[.H128])/[.H128]" office:value-type="float" office:value="0.0286123032904149">
            <text:p>0.02861230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5">
            <text:p>465</text:p>
          </table:table-cell>
          <table:table-cell table:formula="of:=ABS([.I129]-[.H129])/[.H1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164">
            <text:p>164</text:p>
          </table:table-cell>
          <table:table-cell table:formula="of:=ABS([.I130]-[.H130])/[.H130]" office:value-type="float" office:value="0.296137339055794">
            <text:p>0.2961373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25">
            <text:p>525</text:p>
          </table:table-cell>
          <table:table-cell table:formula="of:=ABS([.I131]-[.H131])/[.H1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62">
            <text:p>762</text:p>
          </table:table-cell>
          <table:table-cell table:formula="of:=ABS([.I132]-[.H132])/[.H1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18">
            <text:p>618</text:p>
          </table:table-cell>
          <table:table-cell table:formula="of:=ABS([.I133]-[.H133])/[.H1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69">
            <text:p>869</text:p>
          </table:table-cell>
          <table:table-cell table:formula="of:=ABS([.I134]-[.H134])/[.H1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office:value-type="float" office:value="1064">
            <text:p>1064</text:p>
          </table:table-cell>
          <table:table-cell table:formula="of:=ABS([.I135]-[.H135])/[.H135]" office:value-type="float" office:value="0.500705218617772">
            <text:p>0.50070521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81">
            <text:p>481</text:p>
          </table:table-cell>
          <table:table-cell table:formula="of:=ABS([.I136]-[.H136])/[.H1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02">
            <text:p>502</text:p>
          </table:table-cell>
          <table:table-cell table:formula="of:=ABS([.I137]-[.H137])/[.H1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708">
            <text:p>708</text:p>
          </table:table-cell>
          <table:table-cell table:formula="of:=ABS([.I138]-[.H138])/[.H138]" office:value-type="float" office:value="0.0496644295302013">
            <text:p>0.04966442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53">
            <text:p>1153</text:p>
          </table:table-cell>
          <table:table-cell table:formula="of:=ABS([.I139]-[.H139])/[.H139]" office:value-type="float" office:value="1.13518518518519">
            <text:p>1.1351851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337">
            <text:p>337</text:p>
          </table:table-cell>
          <table:table-cell table:formula="of:=ABS([.I140]-[.H140])/[.H140]" office:value-type="float" office:value="0.195704057279236">
            <text:p>0.19570405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ABS([.I141]-[.H141])/[.H141]" office:value-type="float" office:value="0.0827178729689808">
            <text:p>0.082717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3">
            <text:p>1043</text:p>
          </table:table-cell>
          <table:table-cell table:formula="of:=ABS([.I142]-[.H142])/[.H142]" office:value-type="float" office:value="0.271951219512195">
            <text:p>0.27195121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14">
            <text:p>314</text:p>
          </table:table-cell>
          <table:table-cell table:formula="of:=ABS([.I143]-[.H143])/[.H1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811">
            <text:p>811</text:p>
          </table:table-cell>
          <table:table-cell table:formula="of:=ABS([.I144]-[.H144])/[.H144]" office:value-type="float" office:value="0.033373063170441">
            <text:p>0.03337306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557">
            <text:p>557</text:p>
          </table:table-cell>
          <table:table-cell table:formula="of:=ABS([.I145]-[.H145])/[.H145]" office:value-type="float" office:value="0.0462328767123288">
            <text:p>0.04623287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formula="of:=ABS([.I146]-[.H146])/[.H1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58">
            <text:p>558</text:p>
          </table:table-cell>
          <table:table-cell table:formula="of:=ABS([.I147]-[.H147])/[.H147]" office:value-type="float" office:value="0.0176056338028169">
            <text:p>0.0176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12">
            <text:p>1012</text:p>
          </table:table-cell>
          <table:table-cell table:formula="of:=ABS([.I148]-[.H148])/[.H148]" office:value-type="float" office:value="0.766143106457243">
            <text:p>0.76614310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30">
            <text:p>930</text:p>
          </table:table-cell>
          <table:table-cell table:formula="of:=ABS([.I149]-[.H149])/[.H149]" office:value-type="float" office:value="2.02931596091205">
            <text:p>2.02931596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411">
            <text:p>411</text:p>
          </table:table-cell>
          <table:table-cell table:formula="of:=ABS([.I150]-[.H150])/[.H150]" office:value-type="float" office:value="0.0072463768115942">
            <text:p>0.00724637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03">
            <text:p>803</text:p>
          </table:table-cell>
          <table:table-cell table:formula="of:=ABS([.I151]-[.H151])/[.H1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33">
            <text:p>433</text:p>
          </table:table-cell>
          <table:table-cell table:formula="of:=ABS([.I152]-[.H152])/[.H1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153]-[.H153])/[.H153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98">
            <text:p>1098</text:p>
          </table:table-cell>
          <table:table-cell table:formula="of:=ABS([.I154]-[.H154])/[.H154]" office:value-type="float" office:value="0.745627980922099">
            <text:p>0.7456279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3">
            <text:p>463</text:p>
          </table:table-cell>
          <table:table-cell table:formula="of:=ABS([.I155]-[.H155])/[.H1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156]-[.H156])/[.H15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52">
            <text:p>352</text:p>
          </table:table-cell>
          <table:table-cell table:formula="of:=ABS([.I157]-[.H157])/[.H15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27:.D157]; &quot;T&quot;)" office:value-type="float" office:value="23">
            <text:p>23</text:p>
          </table:table-cell>
          <table:table-cell table:formula="of:=[.E158]/41" office:value-type="float" office:value="0.560975609756098">
            <text:p>0.5609756098</text:p>
          </table:table-cell>
          <table:table-cell table:number-columns-repeated="3"/>
          <table:table-cell table:formula="of:=AVERAGE([.J117:.J157])" office:value-type="float" office:value="0.181299871409779">
            <text:p>0.18129987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529">
            <text:p>529</text:p>
          </table:table-cell>
          <table:table-cell table:formula="of:=ABS([.I159]-[.H159])/[.H159]" office:value-type="float" office:value="0.0670194003527337">
            <text:p>0.0670194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160]-[.H160])/[.H160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48">
            <text:p>548</text:p>
          </table:table-cell>
          <table:table-cell table:formula="of:=ABS([.I161]-[.H161])/[.H1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8">
            <text:p>428</text:p>
          </table:table-cell>
          <table:table-cell table:formula="of:=ABS([.I162]-[.H162])/[.H1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ABS([.I163]-[.H163])/[.H16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59:.D163]; &quot;T&quot;)" office:value-type="float" office:value="4">
            <text:p>4</text:p>
          </table:table-cell>
          <table:table-cell table:formula="of:=[.E164]/5" office:value-type="float" office:value="0.8">
            <text:p>0.8</text:p>
          </table:table-cell>
          <table:table-cell table:number-columns-repeated="3"/>
          <table:table-cell table:formula="of:=AVERAGE([.J159:.J163])" office:value-type="float" office:value="0.189776592216969">
            <text:p>0.18977659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76">
            <text:p>576</text:p>
          </table:table-cell>
          <table:table-cell table:formula="of:=ABS([.I165]-[.H165])/[.H1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166]-[.H166])/[.H1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16">
            <text:p>916</text:p>
          </table:table-cell>
          <table:table-cell table:formula="of:=ABS([.I167]-[.H167])/[.H167]" office:value-type="float" office:value="1.08656036446469">
            <text:p>1.08656036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81">
            <text:p>881</text:p>
          </table:table-cell>
          <table:table-cell table:formula="of:=ABS([.I168]-[.H168])/[.H168]" office:value-type="float" office:value="0.115189873417722">
            <text:p>0.11518987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90">
            <text:p>390</text:p>
          </table:table-cell>
          <table:table-cell table:formula="of:=ABS([.I169]-[.H169])/[.H169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65:.D169]; &quot;T&quot;)" office:value-type="float" office:value="3">
            <text:p>3</text:p>
          </table:table-cell>
          <table:table-cell table:formula="of:=[.E170]/5" office:value-type="float" office:value="0.6">
            <text:p>0.6</text:p>
          </table:table-cell>
          <table:table-cell table:number-columns-repeated="3"/>
          <table:table-cell table:formula="of:=AVERAGE([.J165:.J169])" office:value-type="float" office:value="0.240350047576483">
            <text:p>0.240350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977">
            <text:p>977</text:p>
          </table:table-cell>
          <table:table-cell table:formula="of:=ABS([.I171]-[.H171])/[.H171]" office:value-type="float" office:value="1.35990338164251">
            <text:p>1.3599033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268">
            <text:p>1268</text:p>
          </table:table-cell>
          <table:table-cell table:formula="of:=ABS([.I172]-[.H172])/[.H172]" office:value-type="float" office:value="0.827089337175793">
            <text:p>0.82708933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574">
            <text:p>574</text:p>
          </table:table-cell>
          <table:table-cell table:formula="of:=ABS([.I173]-[.H173])/[.H17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615">
            <text:p>615</text:p>
          </table:table-cell>
          <table:table-cell table:formula="of:=ABS([.I174]-[.H174])/[.H174]" office:value-type="float" office:value="0.0639269406392694">
            <text:p>0.06392694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471">
            <text:p>471</text:p>
          </table:table-cell>
          <table:table-cell table:formula="of:=ABS([.I175]-[.H175])/[.H17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71:.D175]; &quot;T&quot;)" office:value-type="float" office:value="3">
            <text:p>3</text:p>
          </table:table-cell>
          <table:table-cell table:formula="of:=[.E176]/5" office:value-type="float" office:value="0.6">
            <text:p>0.6</text:p>
          </table:table-cell>
          <table:table-cell table:number-columns-repeated="3"/>
          <table:table-cell table:formula="of:=AVERAGE([.J171:.J175])" office:value-type="float" office:value="0.450183931891515">
            <text:p>0.4501839319</text:p>
          </table:table-cell>
          <table:table-cell table:number-columns-repeated="15"/>
        </table:table-row>
        <table:table-row table:style-name="ro1" table:number-rows-repeated="104839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9:18:23</dc:date>
    <meta:document-statistic meta:table-count="1" meta:cell-count="1740" meta:object-count="0"/>
    <meta:generator>LibreOffice/4.0.3.3$Linux_x86 LibreOffice_project/400m0$Build-3</meta:generator>
  </office:meta>
</office:document-meta>
</file>